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2.70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052cm" fo:min-width="12.70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1.401cm" fo:min-width="12.70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68"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0"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1" style:family="graphic" style:parent-style-name="standard">
      <style:graphic-properties draw:stroke="none" svg:stroke-color="#000000" draw:fill="none" draw:fill-color="#ffffff" fo:min-height="5.71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3"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4" style:family="graphic" style:parent-style-name="standard">
      <style:graphic-properties svg:stroke-color="#000000" draw:fill-color="#ffffff" draw:textarea-horizontal-align="justify" draw:textarea-vertical-align="middle" draw:auto-grow-height="false" fo:min-height="0.648cm" fo:min-width="0.398cm"/>
    </style:style>
    <style:style style:name="gr75"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76"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78"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79"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0"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1"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3"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5"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87"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88"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0"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1"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2" style:family="graphic" style:parent-style-name="objectwithoutfill">
      <style:graphic-properties draw:stroke="dash" draw:stroke-dash="Double_20_Dash_20_Dot_20_Dot" draw:marker-end="Linienspitzen_20_5" draw:marker-end-width="0.3cm" draw:fill="none" draw:textarea-vertical-align="middle"/>
    </style:style>
    <style:style style:name="gr93"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4"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5" style:family="graphic" style:parent-style-name="standard">
      <style:graphic-properties draw:textarea-vertical-align="middle" draw:auto-grow-height="false" fo:min-height="0.894cm" fo:min-width="0.898cm"/>
    </style:style>
    <style:style style:name="gr96"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8" style:family="paragraph">
      <loext:graphic-properties draw:fill="none"/>
      <style:paragraph-properties fo:text-align="start" style:writing-mode="lr-tb"/>
      <style:text-properties fo:color="#ff0000" loext:opacity="100%" fo:font-size="11pt" style:font-size-asian="11pt" style:font-size-complex="11pt"/>
    </style:style>
    <style:style style:name="P29" style:family="paragraph">
      <loext:graphic-properties draw:fill="none"/>
      <style:paragraph-properties fo:text-align="center" style:writing-mode="lr-tb"/>
      <style:text-properties fo:color="#ff0000" loext:opacity="100%" fo:font-size="11pt" style:font-size-asian="11pt" style:font-size-complex="11pt"/>
    </style:style>
    <style:style style:name="P30" style:family="paragraph">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1" style:family="paragraph">
      <loext:graphic-properties draw:fill="solid" draw:fill-color="#ffffff"/>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2"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3" style:family="paragraph">
      <style:paragraph-properties fo:text-align="start" style:writing-mode="lr-tb"/>
      <style:text-properties fo:color="#ff0000" loext:opacity="100%" fo:font-size="32pt" style:font-size-asian="32pt" style:font-size-complex="32pt"/>
    </style:style>
    <style:style style:name="P34" style:family="paragraph">
      <loext:graphic-properties draw:fill="none"/>
      <style:paragraph-properties fo:text-align="start" style:writing-mode="lr-tb"/>
      <style:text-properties fo:color="#ff0000" loext:opacity="100%" fo:font-size="32pt" style:font-size-asian="32pt" style:font-size-complex="32pt"/>
    </style:style>
    <style:style style:name="P35" style:family="paragraph">
      <loext:graphic-properties draw:fill-color="#ffffff"/>
      <style:paragraph-properties fo:text-align="center"/>
    </style:style>
    <style:style style:name="P36"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7"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38"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style:font-name="Courier New" fo:font-size="12pt" fo:font-weight="normal" style:font-size-asian="12pt" style:font-weight-asian="normal" style:font-size-complex="12pt" style:font-weight-complex="normal"/>
    </style:style>
    <style:style style:name="T7" style:family="text">
      <style:text-properties fo:font-variant="normal" fo:text-transform="none" style:use-window-font-color="true" loext:opacity="0%"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font-name="Courier New" fo:font-size="12pt" fo:font-weight="bold" style:font-size-asian="12pt" style:font-weight-asian="bold" style:font-size-complex="12pt" style:font-weight-complex="bold"/>
    </style:style>
    <style:style style:name="T9" style:family="text">
      <style:text-properties fo:color="#ff0000" loext:opacity="100%" fo:font-size="11pt" style:font-size-asian="11pt" style:font-size-complex="11pt"/>
    </style:style>
    <style:style style:name="T10" style:family="text">
      <style:text-properties fo:color="#ff0000" loext:opacity="100%" fo:font-size="36pt" fo:font-weight="bold" style:font-size-asian="36pt" style:font-size-complex="36pt"/>
    </style:style>
    <style:style style:name="T11" style:family="text">
      <style:text-properties fo:color="#ff0000" loext:opacity="100%" fo:font-size="32pt" style:font-size-asian="32pt" style:font-size-complex="32pt"/>
    </style:style>
    <style:style style:name="T1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57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3.208cm" svg:height="1.397cm" svg:x="52.943cm" svg:y="44.068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8" draw:id="id28"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16" draw:id="id16"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5.457cm" svg:y1="40.383cm" svg:x2="101.203cm" svg:y2="37.527cm" draw:start-shape="id16" draw:start-glue-point="0" draw:end-shape="id17" draw:end-glue-point="1" svg:d="M105457 40383v-2856h-4254" svg:viewBox="0 0 4255 2857">
          <text:p/>
        </draw:connector>
        <draw:connector draw:style-name="gr16" draw:text-style-name="P10" draw:layer="layout" svg:x1="52.943cm" svg:y1="47.116cm" svg:x2="34.782cm" svg:y2="50.356cm" draw:start-shape="id18" draw:start-glue-point="3" draw:end-shape="id19" draw:end-glue-point="1" svg:d="M52943 47116h-9080v3240h-9081" svg:viewBox="0 0 18162 3241">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4.461cm" svg:x2="34.528cm" svg:y2="43.369cm" draw:start-shape="id22" draw:start-glue-point="4" draw:end-shape="id21" draw:end-glue-point="1" svg:d="M52943 44461h-10349v-1092h-8066" svg:viewBox="0 0 18416 1093">
          <text:p/>
        </draw:connector>
        <draw:connector draw:style-name="gr16" draw:text-style-name="P10" draw:layer="layout" svg:x1="66.151cm" svg:y1="44.766cm" svg:x2="90.281cm" svg:y2="37.527cm" draw:start-shape="id22" draw:start-glue-point="1" draw:end-shape="id17" draw:end-glue-point="3" svg:d="M66151 44766h12065v-7239h12065" svg:viewBox="0 0 24131 7240">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ustom-shape draw:style-name="gr23" draw:text-style-name="P25" draw:layer="layout" svg:width="6.35cm" svg:height="0.762cm" svg:x="93.837cm" svg:y="18.031cm">
          <text:p text:style-name="P24"><text:span text:style-name="T6">+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7">+ ShowValues(Values:i</text:span><text:span text:style-name="T8">SortValues</text:span><text:span text:style-name="T6">)</text:span><text:span text:style-name="T6"><text:line-break/></text:span><text:span text:style-name="T6">+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6">+ LoadSortAlgorythmNames(SortAlgoNames:string[])</text:span></text:p>
          <text:p text:style-name="P24"><text:span text:style-name="T6"/></text:p>
          <draw:enhanced-geometry svg:viewBox="0 0 21600 21600" draw:type="rectangle" draw:enhanced-path="M 0 0 L 21600 0 21600 21600 0 21600 0 0 Z N"/>
        </draw:custom-shape>
        <draw:custom-shape draw:style-name="gr52" draw:text-style-name="P27" xml:id="id18" draw:id="id18" draw:layer="layout" svg:width="13.208cm" svg:height="3.302cm" svg:x="52.943cm" svg:y="45.465cm">
          <text:p text:style-name="P26"><text:span text:style-name="T7">+ Values:SortValuesInterface</text:span><text:span text:style-name="T7"><text:line-break/></text:span><text:span text:style-name="T7">+ ValueView:ValueViewInterface</text:span><text:span text:style-name="T7"><text:line-break/></text:span><text:span text:style-name="T7">+ StatisticsView:StatisticsViewInterface</text:span><text:span text:style-name="T7"><text:line-break/></text:span><text:span text:style-name="T6">+ SortAlgo:SortAlgorythmInterface</text:span></text:p>
          <text:p text:style-name="P26"><text:span text:style-name="T6"/></text:p>
          <text:p text:style-name="P26"><text:span text:style-name="T6">- SortWorker:Backgroundworker</text:span></text:p>
          <draw:enhanced-geometry svg:viewBox="0 0 21600 21600" draw:type="rectangle" draw:enhanced-path="M 0 0 L 21600 0 21600 21600 0 21600 0 0 Z N"/>
        </draw:custom-shape>
        <draw:connector draw:style-name="gr16" draw:text-style-name="P10" draw:layer="layout" svg:x1="59.547cm" svg:y1="44.068cm" svg:x2="37.83cm" svg:y2="27.24cm" draw:start-shape="id22" draw:start-glue-point="0" draw:end-shape="id24" draw:end-glue-point="1" svg:d="M59547 44068v-16828h-21717" svg:viewBox="0 0 21718 16829">
          <text:p/>
        </draw:connector>
        <draw:connector draw:style-name="gr53" draw:text-style-name="P28" draw:layer="layout" svg:x1="9.225cm" svg:y1="4.046cm" svg:x2="11.287cm" svg:y2="4.98cm" svg:d="M9225 4046h1031v934h1031" svg:viewBox="0 0 2063 935">
          <text:p text:style-name="P17"><text:span text:style-name="T9">Implements Interface</text:span></text:p>
        </draw:connector>
        <draw:connector draw:style-name="gr54" draw:text-style-name="P29" draw:layer="layout" svg:x1="9.636cm" svg:y1="5.516cm" svg:x2="11.582cm" svg:y2="6.43cm" svg:d="M9636 5516h973v914h973" svg:viewBox="0 0 1947 915">
          <text:p text:style-name="P18"><text:span text:style-name="T9">Uses n..1</text:span></text:p>
        </draw:connector>
        <draw:connector draw:style-name="gr55" draw:text-style-name="P29" draw:layer="layout" svg:x1="9.636cm" svg:y1="7.072cm" svg:x2="11.562cm" svg:y2="8.239cm" svg:d="M9636 7072h963v1167h963" svg:viewBox="0 0 1927 1168">
          <text:p text:style-name="P18"><text:span text:style-name="T9">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6">+ SetValues(Values:SortValuesInterface)</text:span></text:p>
          <text:p text:style-name="P24"><text:span text:style-name="T6">+ DoSortStep()</text:span></text:p>
          <text:p text:style-name="P24"><text:span text:style-name="T6">+ DoSort()</text:span><text:span text:style-name="T6"><text:line-break/></text:span><text:span text:style-name="T6"/></text:p>
          <draw:enhanced-geometry svg:viewBox="0 0 21600 21600" draw:type="rectangle" draw:enhanced-path="M 0 0 L 21600 0 21600 21600 0 21600 0 0 Z N"/>
        </draw:custom-shape>
        <draw:custom-shape draw:style-name="gr58" draw:text-style-name="P31" draw:layer="layout" svg:width="10.922cm" svg:height="3.048cm" svg:x="90.281cm" svg:y="38.861cm">
          <text:p text:style-name="P30"><text:span text:style-name="T6">Signals</text:span></text:p>
          <text:p text:style-name="P24"><text:span text:style-name="T6"><text:line-break/></text:span><text:span text:style-name="T6">+ ValueChanged(StepNumber:Integer)</text:span><text:span text:style-name="T6"><text:line-break/></text:span><text:span text:style-name="T6">+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6">+ ShowStatistics(Stats:iStatistic)</text:span><text:span text:style-name="T6"><text:line-break/></text:span><text:span text:style-name="T6">+ ResetView()</text:span></text:p>
          <draw:enhanced-geometry svg:viewBox="0 0 21600 21600" draw:type="rectangle" draw:enhanced-path="M 0 0 L 21600 0 21600 21600 0 21600 0 0 Z N"/>
        </draw:custom-shape>
        <draw:custom-shape draw:style-name="gr40" draw:text-style-name="P2" xml:id="id27" draw:id="id27"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7"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2" draw:layer="layout" svg:width="7.366cm" svg:height="2.413cm" svg:x="2.905cm" svg:y="38.859cm">
          <draw:text-box>
            <text:p text:style-name="P18"><text:span text:style-name="T10">VIEW</text:span></text:p>
          </draw:text-box>
        </draw:frame>
        <draw:frame draw:style-name="gr62" draw:text-style-name="P32" draw:layer="layout" svg:width="9.525cm" svg:height="3.095cm" svg:x="53.832cm" svg:y="2.27cm">
          <draw:text-box>
            <text:p text:style-name="P18"><text:span text:style-name="T10">CONTROLLER</text:span></text:p>
          </draw:text-box>
        </draw:frame>
        <draw:frame draw:style-name="gr62" draw:text-style-name="P32" draw:layer="layout" svg:width="9.525cm" svg:height="3.095cm" svg:x="92.567cm" svg:y="1.969cm">
          <draw:text-box>
            <text:p text:style-name="P18"><text:span text:style-name="T10">MODEL</text:span></text:p>
          </draw:text-box>
        </draw:frame>
        <draw:custom-shape draw:style-name="gr63" draw:text-style-name="P34" draw:layer="controls" svg:width="16.51cm" svg:height="7.62cm" svg:x="2.397cm" svg:y="1.762cm">
          <text:p text:style-name="P33"><text:span text:style-name="T11">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1" draw:layer="controls" svg:width="13.208cm" svg:height="3.175cm" svg:x="24.622cm" svg:y="27.81cm">
          <text:p text:style-name="P30"><text:span text:style-name="T6">Signals</text:span></text:p>
          <text:p text:style-name="P26"><text:span text:style-name="T6">StartSort()</text:span></text:p>
          <text:p text:style-name="P26"><text:span text:style-name="T6">StopSort() </text:span><text:span text:style-name="T6"><text:line-break/></text:span><text:span text:style-name="T6">SetValues(Values:iSortValues) </text:span><text:span text:style-name="T6"><text:line-break/></text:span><text:span text:style-name="T6">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2" draw:layer="controls" svg:width="7.366cm" svg:height="2.413cm" svg:x="3.921cm" svg:y="22.095cm">
          <draw:text-box>
            <text:p text:style-name="P18"><text:span text:style-name="T10">UserInput</text:span></text:p>
          </draw:text-box>
        </draw:frame>
        <draw:custom-shape draw:style-name="gr66" draw:text-style-name="P25" draw:layer="layout" svg:width="13.208cm" svg:height="1.651cm" svg:x="52.943cm" svg:y="48.767cm">
          <text:p text:style-name="P24"><text:span text:style-name="T6">+ SortController(UI:iUserInput;</text:span><text:span text:style-name="T6"><text:line-break/></text:span><text:span text:style-name="T6"><text:tab/></text:span><text:span text:style-name="T6"><text:tab/></text:span><text:span text:style-name="T6"> <text:s text:c="6"/>ValueView:iValueView,</text:span><text:span text:style-name="T6"><text:line-break/></text:span><text:span text:style-name="T6"><text:tab/></text:span><text:span text:style-name="T6"><text:tab/></text:span><text:span text:style-name="T6"> <text:s text:c="6"/>StatisticView:iStatisticView)</text:span><text:span text:style-name="T6"><text:tab/></text:span></text:p>
          <draw:enhanced-geometry svg:viewBox="0 0 21600 21600" draw:type="rectangle" draw:enhanced-path="M 0 0 L 21600 0 21600 21600 0 21600 0 0 Z N"/>
        </draw:custom-shape>
        <draw:connector draw:style-name="gr15" draw:text-style-name="P10" draw:layer="layout" svg:x1="108.918cm" svg:y1="40.383cm" svg:x2="101.203cm" svg:y2="37.527cm" draw:start-shape="id28" draw:start-glue-point="0" draw:end-shape="id17" draw:end-glue-point="1" svg:d="M108918 40383v-2856h-7715" svg:viewBox="0 0 7716 2857">
          <text:p/>
        </draw:connector>
      </draw:page>
      <draw:page draw:name="page3" draw:style-name="dp1" draw:master-page-name="Default">
        <draw:custom-shape draw:style-name="gr9" draw:text-style-name="P5" xml:id="id31" draw:id="id31"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67" draw:text-style-name="P23" xml:id="id35" draw:id="id35"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3" draw:id="id33"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34" draw:id="id34"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29" draw:id="id29"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29" draw:start-glue-point="0" draw:end-shape="id30" draw:end-glue-point="2" svg:d="M42211 28178v-1905h127v-1905" svg:viewBox="0 0 128 3811">
          <text:p/>
        </draw:connector>
        <draw:connector draw:style-name="gr16" draw:text-style-name="P10" draw:layer="layout" svg:x1="13.7cm" svg:y1="18.208cm" svg:x2="21.066cm" svg:y2="16.43cm" draw:start-shape="id31" draw:start-glue-point="1" draw:end-shape="id32" draw:end-glue-point="3" svg:d="M13700 18208h3682v-1778h3684" svg:viewBox="0 0 7367 1779">
          <text:p/>
        </draw:connector>
        <draw:connector draw:style-name="gr22" draw:text-style-name="P10" draw:layer="layout" svg:x1="43.958cm" svg:y1="30.464cm" svg:x2="42.211cm" svg:y2="29.321cm" draw:start-shape="id33" draw:start-glue-point="0" draw:end-shape="id29" draw:end-glue-point="2" svg:d="M43958 30464v-572h-1747v-571" svg:viewBox="0 0 1748 1144">
          <text:p/>
        </draw:connector>
        <draw:connector draw:style-name="gr22" draw:text-style-name="P10" draw:layer="layout" svg:x1="40.497cm" svg:y1="30.464cm" svg:x2="42.211cm" svg:y2="29.321cm" draw:start-shape="id34" draw:start-glue-point="0" draw:end-shape="id29" draw:end-glue-point="2" svg:d="M40497 30464v-572h1714v-571" svg:viewBox="0 0 1715 1144">
          <text:p/>
        </draw:connector>
        <draw:custom-shape draw:style-name="gr68"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69" draw:text-style-name="P14" xml:id="id30" draw:id="id30"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0"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1" draw:text-style-name="P22" draw:layer="layout" svg:width="14.859cm" svg:height="5.969cm" svg:x="18.272cm" svg:y="5.953cm">
          <draw:text-box>
            <text:p>Es muss ein OrtAlgorythm manager implementiert werden, um später den Zugriff besser zu kontrollieren</text:p>
          </draw:text-box>
        </draw:frame>
        <draw:custom-shape draw:style-name="gr72" draw:text-style-name="P23" xml:id="id32" draw:id="id32"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37" draw:id="id37"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35" draw:start-glue-point="3" draw:end-shape="id32" draw:end-glue-point="1" svg:d="M38084 18208h-4255v-1778h-4254" svg:viewBox="0 0 8510 1779">
          <text:p/>
        </draw:connector>
        <draw:custom-shape draw:style-name="gr9" draw:text-style-name="P5" xml:id="id36" draw:id="id36"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3"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36" draw:start-glue-point="0" draw:end-shape="id37" draw:end-glue-point="2" svg:d="M25193 26273v-1842h127v-1841" svg:viewBox="0 0 128 3684">
          <text:p/>
        </draw:connector>
      </draw:page>
      <draw:page draw:name="page4" draw:style-name="dp1" draw:master-page-name="Default">
        <draw:custom-shape draw:style-name="gr74" draw:text-style-name="P35"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5" draw:text-style-name="P9" draw:layer="layout" svg:width="4.953cm" svg:height="1.397cm" svg:x="30.21cm" svg:y="5.318cm">
          <text:p text:style-name="P36"><text:span text:style-name="T2">SortController</text:span></text:p>
          <draw:enhanced-geometry svg:viewBox="0 0 21600 21600" draw:type="rectangle" draw:enhanced-path="M 0 0 L 21600 0 21600 21600 0 21600 0 0 Z N"/>
        </draw:custom-shape>
        <draw:custom-shape draw:style-name="gr76" draw:text-style-name="P9" xml:id="id56" draw:id="id56"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77"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75"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76" draw:text-style-name="P9" xml:id="id38" draw:id="id38"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78" draw:text-style-name="P38" xml:id="id39" draw:id="id39" draw:layer="measurelines" svg:width="10.16cm" svg:height="4.064cm" svg:x="27.289cm" svg:y="11.033cm">
          <draw:glue-point draw:id="4" svg:x="5cm" svg:y="-3.125cm" draw:escape-direction="right"/>
          <text:p text:style-name="P37"><text:span text:style-name="T4">+SetValues(Values:SortValuesInterface)</text:span></text:p>
          <draw:enhanced-geometry svg:viewBox="0 0 21600 21600" draw:type="rectangle" draw:enhanced-path="M 0 0 L 21600 0 21600 21600 0 21600 0 0 Z N"/>
        </draw:custom-shape>
        <draw:custom-shape draw:style-name="gr79"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0" draw:text-style-name="P38" xml:id="id57" draw:id="id57"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1"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2" draw:text-style-name="P38" xml:id="id40" draw:id="id40" draw:layer="measurelines" svg:width="5.842cm" svg:height="0.762cm" svg:x="39.1cm" svg:y="11.414cm">
          <text:p text:style-name="P37"><text:span text:style-name="T4">New SortValues(int Values[])</text:span></text:p>
          <draw:enhanced-geometry svg:viewBox="0 0 21600 21600" draw:type="rectangle" draw:enhanced-path="M 0 0 L 21600 0 21600 21600 0 21600 0 0 Z N"/>
        </draw:custom-shape>
        <draw:connector draw:style-name="gr83" draw:text-style-name="P10" draw:layer="measurelines" svg:x1="24.876cm" svg:y1="11.795cm" svg:x2="27.289cm" svg:y2="13.065cm" draw:start-shape="id38" draw:start-glue-point="1" draw:end-shape="id39" draw:end-glue-point="3" svg:d="M24876 11795h1206v1270h1207" svg:viewBox="0 0 2414 1271">
          <text:p/>
        </draw:connector>
        <draw:connector draw:style-name="gr83" draw:text-style-name="P10" draw:layer="measurelines" svg:x1="37.449cm" svg:y1="11.795cm" svg:x2="39.1cm" svg:y2="11.795cm" draw:start-shape="id39" draw:start-glue-point="4" draw:end-shape="id40" draw:end-glue-point="3" svg:d="M37449 11795h1651" svg:viewBox="0 0 1652 1">
          <text:p/>
        </draw:connector>
        <draw:custom-shape draw:style-name="gr84" draw:text-style-name="P38" xml:id="id41" draw:id="id41" draw:layer="measurelines" svg:width="7.493cm" svg:height="1.397cm" svg:x="29.956cm" svg:y="12.303cm">
          <text:p text:style-name="P37"><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3" draw:text-style-name="P10" draw:layer="measurelines" svg:x1="42.021cm" svg:y1="12.176cm" svg:x2="37.449cm" svg:y2="13.001cm" draw:start-shape="id40" draw:start-glue-point="2" draw:end-shape="id41" draw:end-glue-point="1" svg:d="M42021 12176v825h-4572" svg:viewBox="0 0 4573 826">
          <text:p/>
        </draw:connector>
        <draw:custom-shape draw:style-name="gr76" draw:text-style-name="P9" xml:id="id42" draw:id="id42"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5" draw:text-style-name="P38" xml:id="id43" draw:id="id43" draw:layer="measurelines" svg:width="10.16cm" svg:height="0.889cm" svg:x="27.289cm" svg:y="18.653cm">
          <text:p text:style-name="P37"><text:span text:style-name="T12">+</text:span><text:span text:style-name="T4">StartSort()</text:span></text:p>
          <draw:enhanced-geometry svg:viewBox="0 0 21600 21600" draw:type="rectangle" draw:enhanced-path="M 0 0 L 21600 0 21600 21600 0 21600 0 0 Z N"/>
        </draw:custom-shape>
        <draw:custom-shape draw:style-name="gr86" draw:text-style-name="P38" xml:id="id44" draw:id="id44" draw:layer="measurelines" svg:width="10.16cm" svg:height="1.651cm" svg:x="27.289cm" svg:y="20.685cm">
          <text:p text:style-name="P37"><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3" draw:text-style-name="P10" draw:layer="measurelines" svg:x1="24.876cm" svg:y1="19.161cm" svg:x2="27.289cm" svg:y2="19.097cm" draw:start-shape="id42" draw:start-glue-point="1" draw:end-shape="id43" draw:end-glue-point="3" svg:d="M24876 19161h1206v-64h1207" svg:viewBox="0 0 2414 65">
          <text:p/>
        </draw:connector>
        <draw:connector draw:style-name="gr83" draw:text-style-name="P10" draw:layer="measurelines" svg:x1="32.369cm" svg:y1="19.542cm" svg:x2="32.369cm" svg:y2="20.685cm" draw:start-shape="id43" draw:start-glue-point="2" draw:end-shape="id44" draw:end-glue-point="0" svg:d="M32369 19542v1143" svg:viewBox="0 0 1 1144">
          <text:p/>
        </draw:connector>
        <draw:custom-shape draw:style-name="gr81"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87" draw:text-style-name="P38" xml:id="id45" draw:id="id45" draw:layer="measurelines" svg:width="10.16cm" svg:height="1.651cm" svg:x="27.289cm" svg:y="23.225cm">
          <text:p text:style-name="P37"><text:span text:style-name="T4">Backgroundworker.DoWork</text:span></text:p>
          <draw:enhanced-geometry svg:viewBox="0 0 21600 21600" draw:type="rectangle" draw:enhanced-path="M 0 0 L 21600 0 21600 21600 0 21600 0 0 Z N"/>
        </draw:custom-shape>
        <draw:connector draw:style-name="gr83" draw:text-style-name="P10" draw:layer="measurelines" svg:x1="32.369cm" svg:y1="22.336cm" svg:x2="32.369cm" svg:y2="23.225cm" draw:start-shape="id44" draw:start-glue-point="2" draw:end-shape="id45" draw:end-glue-point="0" svg:d="M32369 22336v889" svg:viewBox="0 0 1 890">
          <text:p/>
        </draw:connector>
        <draw:custom-shape draw:style-name="gr88" draw:text-style-name="P14" xml:id="id46" draw:id="id46"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3" draw:text-style-name="P10" draw:layer="measurelines" svg:x1="33.702cm" svg:y1="13.7cm" svg:x2="44.18cm" svg:y2="14.779cm" draw:start-shape="id41" draw:start-glue-point="2" draw:end-shape="id46" draw:end-glue-point="3" svg:d="M33702 13700v1079h10478" svg:viewBox="0 0 10479 1080">
          <text:p/>
        </draw:connector>
        <draw:custom-shape draw:style-name="gr88" draw:text-style-name="P14" xml:id="id47" draw:id="id47"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3" draw:text-style-name="P10" draw:layer="measurelines" svg:x1="37.449cm" svg:y1="24.05cm" svg:x2="44.053cm" svg:y2="24.05cm" draw:start-shape="id45" draw:start-glue-point="1" draw:end-shape="id47" draw:end-glue-point="3" svg:d="M37449 24050h6604" svg:viewBox="0 0 6605 1">
          <text:p/>
        </draw:connector>
        <draw:custom-shape draw:style-name="gr89" draw:text-style-name="P38" xml:id="id49" draw:id="id49" draw:layer="measurelines" svg:width="10.16cm" svg:height="1.651cm" svg:x="27.289cm" svg:y="25.638cm">
          <draw:glue-point draw:id="4" svg:x="-5cm" svg:y="2.695cm"/>
          <text:p text:style-name="P37"><text:span text:style-name="T4">Backgroundworker.onStateChanged</text:span></text:p>
          <draw:enhanced-geometry svg:viewBox="0 0 21600 21600" draw:type="rectangle" draw:enhanced-path="M 0 0 L 21600 0 21600 21600 0 21600 0 0 Z N"/>
        </draw:custom-shape>
        <draw:connector draw:style-name="gr83" draw:text-style-name="P10" draw:layer="measurelines" svg:x1="43.926cm" svg:y1="26.336cm" svg:x2="37.449cm" svg:y2="26.463cm" draw:start-shape="id48" draw:start-glue-point="3" draw:end-shape="id49" draw:end-glue-point="1" svg:d="M43926 26336h-3239v127h-3238" svg:viewBox="0 0 6478 128">
          <text:p/>
        </draw:connector>
        <draw:custom-shape draw:style-name="gr90" draw:text-style-name="P14" xml:id="id50" draw:id="id50"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5"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3" draw:text-style-name="P10" draw:layer="layout" svg:x1="27.289cm" svg:y1="26.463cm" svg:x2="17.51cm" svg:y2="26.463cm" draw:start-shape="id49" draw:start-glue-point="3" draw:end-shape="id50" draw:end-glue-point="1" svg:d="M27289 26463h-9779" svg:viewBox="0 0 9780 1">
          <text:p/>
        </draw:connector>
        <draw:custom-shape draw:style-name="gr75" draw:text-style-name="P9" xml:id="id52" draw:id="id52"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1" draw:text-style-name="P14" xml:id="id51" draw:id="id51"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3" draw:text-style-name="P10" draw:layer="layout" svg:x1="27.289cm" svg:y1="26.907cm" svg:x2="11.668cm" svg:y2="27.86cm" draw:start-shape="id49" draw:start-glue-point="4" draw:end-shape="id51" draw:end-glue-point="1" svg:d="M27289 26907h-7810v953h-7811" svg:viewBox="0 0 15622 954">
          <text:p/>
        </draw:connector>
        <draw:connector draw:style-name="gr92" draw:text-style-name="P10" draw:layer="layout" svg:x1="6.651cm" svg:y1="6.715cm" svg:x2="6.641cm" svg:y2="40.561cm" draw:start-shape="id52" draw:start-glue-point="2" svg:d="M6651 6715v17173h-10v16673" svg:viewBox="0 0 11 33847">
          <text:p/>
        </draw:connector>
        <draw:connector draw:style-name="gr92" draw:text-style-name="P10" draw:layer="layout" svg:x1="14.335cm" svg:y1="6.778cm" svg:x2="14.325cm" svg:y2="40.624cm" svg:d="M14335 6778v17173h-10v16673" svg:viewBox="0 0 11 33847">
          <text:p/>
        </draw:connector>
        <draw:connector draw:style-name="gr92" draw:text-style-name="P10" draw:layer="layout" svg:x1="22.209cm" svg:y1="6.778cm" svg:x2="22.199cm" svg:y2="40.624cm" svg:d="M22209 6778v17173h-10v16673" svg:viewBox="0 0 11 33847">
          <text:p/>
        </draw:connector>
        <draw:connector draw:style-name="gr92" draw:text-style-name="P10" draw:layer="layout" svg:x1="32.76cm" svg:y1="6.778cm" svg:x2="32.75cm" svg:y2="40.624cm" svg:d="M32760 6778v17173h-10v16673" svg:viewBox="0 0 11 33847">
          <text:p/>
        </draw:connector>
        <draw:connector draw:style-name="gr92" draw:text-style-name="P10" draw:layer="layout" svg:x1="41.767cm" svg:y1="6.334cm" svg:x2="41.757cm" svg:y2="40.18cm" svg:d="M41767 6334v17173h-10v16673" svg:viewBox="0 0 11 33847">
          <text:p/>
        </draw:connector>
        <draw:connector draw:style-name="gr92" draw:text-style-name="P10" draw:layer="layout" svg:x1="48.254cm" svg:y1="6.334cm" svg:x2="48.244cm" svg:y2="40.18cm" svg:d="M48254 6334v17173h-10v16673" svg:viewBox="0 0 11 33847">
          <text:p/>
        </draw:connector>
        <draw:custom-shape draw:style-name="gr93" draw:text-style-name="P14" xml:id="id48" draw:id="id48"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3" draw:text-style-name="P14" xml:id="id53" draw:id="id53"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4" draw:text-style-name="P38" xml:id="id54" draw:id="id54" draw:layer="layout" svg:width="10.16cm" svg:height="1.651cm" svg:x="27.289cm" svg:y="28.686cm">
          <draw:glue-point draw:id="4" svg:x="-5cm" svg:y="2.695cm"/>
          <text:p text:style-name="P37"><text:span text:style-name="T4">Backgroundworker.onFinish</text:span></text:p>
          <draw:enhanced-geometry svg:viewBox="0 0 21600 21600" draw:type="rectangle" draw:enhanced-path="M 0 0 L 21600 0 21600 21600 0 21600 0 0 Z N"/>
        </draw:custom-shape>
        <draw:connector draw:style-name="gr83" draw:text-style-name="P10" draw:layer="layout" svg:x1="48.307cm" svg:y1="24.495cm" svg:x2="48.815cm" svg:y2="25.892cm" draw:start-shape="id47" draw:start-glue-point="2" draw:end-shape="id48" svg:d="M48307 24495v698h508v699" svg:viewBox="0 0 509 1398">
          <text:p/>
        </draw:connector>
        <draw:connector draw:style-name="gr83" draw:text-style-name="P10" draw:layer="layout" svg:x1="48.815cm" svg:y1="26.781cm" svg:x2="48.688cm" svg:y2="29.194cm" draw:start-shape="id48" draw:start-glue-point="2" draw:end-shape="id53" draw:end-glue-point="0" svg:d="M48815 26781v1206h-127v1207" svg:viewBox="0 0 128 2414">
          <text:p/>
        </draw:connector>
        <draw:connector draw:style-name="gr83" draw:text-style-name="P10" draw:layer="layout" svg:x1="43.799cm" svg:y1="29.638cm" svg:x2="37.449cm" svg:y2="29.511cm" draw:start-shape="id53" draw:start-glue-point="3" draw:end-shape="id54" draw:end-glue-point="1" svg:d="M43799 29638h-3175v-127h-3175" svg:viewBox="0 0 6351 128">
          <text:p/>
        </draw:connector>
        <draw:custom-shape draw:style-name="gr95"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18" draw:layer="layout" svg:width="1.357cm" svg:height="1.16cm" svg:x="53.984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1" draw:text-style-name="P14" xml:id="id55" draw:id="id55"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3" draw:text-style-name="P10" draw:layer="layout" svg:x1="27.289cm" svg:y1="29.511cm" svg:x2="11.541cm" svg:y2="29.511cm" draw:start-shape="id54" draw:start-glue-point="3" draw:end-shape="id55" draw:end-glue-point="1" svg:d="M27289 29511h-15748" svg:viewBox="0 0 15749 1">
          <text:p/>
        </draw:connector>
        <draw:connector draw:style-name="gr83" draw:text-style-name="P10" draw:layer="layout" svg:x1="24.876cm" svg:y1="9.255cm" svg:x2="27.289cm" svg:y2="9.191cm" draw:start-shape="id56" draw:start-glue-point="1" draw:end-shape="id57"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0-30T22:18:44.818000000</dc:date>
    <meta:editing-duration>PT7H38M50S</meta:editing-duration>
    <meta:editing-cycles>45</meta:editing-cycles>
    <meta:document-statistic meta:object-count="192"/>
  </office:meta>
</office:document-meta>
</file>